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P1" style:family="paragraph" style:parent-style-name="Standard">
      <style:paragraph-properties fo:text-align="end" style:justify-single-word="false"/>
    </style:style>
    <style:style style:name="P2" style:family="paragraph" style:parent-style-name="Standard" style:list-style-name="L1"/>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text-properties fo:font-size="10pt" style:font-size-asian="10pt" style:font-size-complex="10pt"/>
    </style:style>
    <style:style style:name="P9"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list-style-name="L5"/>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office:forms form:automatic-focus="false" form:apply-design-mode="false"/>
      <text:tracked-changes text:track-changes="false">
        <text:changed-region text:id="ct105001840">
          <text:insertion>
            <office:change-info>
              <dc:creator>inconnu</dc:creator>
              <dc:date>2009-08-03T11:53:00</dc:date>
            </office:change-info>
          </text:insertion>
        </text:changed-region>
        <text:changed-region text:id="ct130554912">
          <text:insertion>
            <office:change-info>
              <dc:creator>inconnu</dc:creator>
              <dc:date>2009-08-03T11:53:00</dc:date>
            </office:change-info>
          </text:insertion>
        </text:changed-region>
        <text:changed-region text:id="ct129406520">
          <text:insertion>
            <office:change-info>
              <dc:creator>inconnu</dc:creator>
              <dc:date>2009-08-03T11:53:00</dc:date>
            </office:change-info>
          </text:insertion>
        </text:changed-region>
        <text:changed-region text:id="ct105001944">
          <text:insertion>
            <office:change-info>
              <dc:creator>inconnu</dc:creator>
              <dc:date>2009-08-03T11:53:00</dc:date>
            </office:change-info>
          </text:insertion>
        </text:changed-region>
        <text:changed-region text:id="ct130554792">
          <text:insertion>
            <office:change-info>
              <dc:creator>inconnu</dc:creator>
              <dc:date>2009-08-03T11:53:00</dc:date>
            </office:change-info>
          </text:insertion>
        </text:changed-region>
        <text:changed-region text:id="ct105002064">
          <text:insertion>
            <office:change-info>
              <dc:creator>inconnu</dc:creator>
              <dc:date>2009-08-03T11:54:00</dc:date>
            </office:change-info>
          </text:insertion>
        </text:changed-region>
        <text:changed-region text:id="ct105002184">
          <text:insertion>
            <office:change-info>
              <dc:creator>inconnu</dc:creator>
              <dc:date>2009-08-03T11:54:00</dc:date>
            </office:change-info>
          </text:insertion>
        </text:changed-region>
        <text:changed-region text:id="ct130738224">
          <text:insertion>
            <office:change-info>
              <dc:creator>inconnu</dc:creator>
              <dc:date>2009-08-03T11:54:00</dc:date>
            </office:change-info>
          </text:insertion>
        </text:changed-region>
        <text:changed-region text:id="ct129756704">
          <text:insertion>
            <office:change-info>
              <dc:creator>inconnu</dc:creator>
              <dc:date>2009-08-03T11:54:00</dc:date>
            </office:change-info>
          </text:insertion>
        </text:changed-region>
        <text:changed-region text:id="ct130636992">
          <text:insertion>
            <office:change-info>
              <dc:creator>inconnu</dc:creator>
              <dc:date>2009-08-03T11:54:00</dc:date>
            </office:change-info>
          </text:insertion>
        </text:changed-region>
        <text:changed-region text:id="ct130637096">
          <text:insertion>
            <office:change-info>
              <dc:creator>inconnu</dc:creator>
              <dc:date>2009-08-03T11:54:00</dc:date>
            </office:change-info>
          </text:insertion>
        </text:changed-region>
        <text:changed-region text:id="ct130802984">
          <text:insertion>
            <office:change-info>
              <dc:creator>inconnu</dc:creator>
              <dc:date>2009-08-03T11:55:00</dc:date>
            </office:change-info>
          </text:insertion>
        </text:changed-region>
        <text:changed-region text:id="ct130802832">
          <text:insertion>
            <office:change-info>
              <dc:creator>inconnu</dc:creator>
              <dc:date>2009-08-03T11:55:00</dc:date>
            </office:change-info>
          </text:insertion>
        </text:changed-region>
        <text:changed-region text:id="ct130810560">
          <text:insertion>
            <office:change-info>
              <dc:creator>inconnu</dc:creator>
              <dc:date>2009-08-03T11:55:00</dc:date>
            </office:change-info>
          </text:insertion>
        </text:changed-region>
        <text:changed-region text:id="ct130810408">
          <text:insertion>
            <office:change-info>
              <dc:creator>inconnu</dc:creator>
              <dc:date>2009-08-03T11:55:00</dc:date>
            </office:change-info>
          </text:insertion>
        </text:changed-region>
        <text:changed-region text:id="ct130810256">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Formulaire A (Annexe 30)</text:p>
      <text:p text:style-name="Standard"/>
      <text:p text:style-name="Standard"><text:tab/><text:tab/><text:tab/><text:tab/><text:tab/><text:tab/>Etaient présents :</text:p>
      <text:p text:style-name="Standard"/>
      <text:p text:style-name="Standard"><text:tab/><text:tab/><text:tab/><text:tab/><text:tab/><text:tab/>J-C. <text:s/>LUPERTO, Bourgmestre-Président;</text:p>
      <text:p text:style-name="Standard"><text:tab/><text:tab/><text:tab/><text:tab/><text:tab/><text:tab/>D. <text:s/>LISELELE, Vzo MANISCALCO, L. <text:s/>DURAY,</text:p>
      <text:p text:style-name="Standard"><text:tab/><text:tab/><text:tab/><text:tab/><text:tab/><text:tab/>M-C. <text:s/>FOERSTER-PUGLIESE,</text:p>
      <text:p text:style-name="Standard"><text:tab/><text:tab/><text:tab/><text:tab/><text:tab/><text:tab/>L. GREGOIRE-MODAVE, F. PLUME, Echevins;</text:p>
      <text:p text:style-name="Standard"><text:tab/><text:tab/><text:tab/><text:tab/><text:tab/><text:tab/>C. <text:s/>DAFFE, Présidente du CPAS;</text:p>
      <text:p text:style-name="Standard"><text:tab/><text:tab/><text:tab/><text:tab/><text:tab/><text:tab/>M. <text:s/>FALESSE, Secrétaire Communal.</text:p>
      <text:p text:style-name="Standard"/>
      <text:p text:style-name="Standard"/>
      <text:p text:style-name="Standard"><text:tab/><text:tab/><text:tab/><text:tab/><text:span text:style-name="T1">Objet : </text:span><text:change-start text:change-id="ct105001840"/><text:span text:style-name="T1">self.getWorkSubject()</text:span><text:change-end text:change-id="ct105001840"/></text:p>
      <text:p text:style-name="Standard"/>
      <text:p text:style-name="Standard"><text:tab/><text:tab/><text:tab/><text:tab/>Registre urbanisme n° : XXX (numreg?)</text:p>
      <text:p text:style-name="Standard"/>
      <text:p text:style-name="Standard"><text:tab/><text:tab/><text:tab/><text:tab/>Réf.URB.n° : <text:change-start text:change-id="ct130554912"/>self.getReference()<text:change-end text:change-id="ct130554912"/></text:p>
      <text:p text:style-name="Standard"><text:tab/><text:tab/><text:tab/><text:tab/><text:change-start text:change-id="ct129406520"/>self.getReferenceDGATLP()<text:change-end text:change-id="ct129406520"/></text:p>
      <text:p text:style-name="Standard"/>
      <text:p text:style-name="Standard"/>
      <text:p text:style-name="Standard">Le Collège des bourgmestre et échevins,</text:p>
      <text:p text:style-name="Standard"/>
      <text:p text:style-name="Standard"/>
      <text:p text:style-name="Standard">Vu <text:s/>le Code Wallon de l'Aménagement du Territoire, de l'Urbanisme et du Patrimoine;</text:p>
      <text:p text:style-name="Standard"/>
      <text:p text:style-name="Standard">Vu l'article 123, 1° de la Nouvelle loi communale;</text:p>
      <text:p text:style-name="Standard"/>
      <text:p text:style-name="Standard">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Standard"/>
      <text:p text:style-name="Standard">Considérant que <text:change-start text:change-id="ct105001944"/>applicantobj.getTitle()<text:change-end text:change-id="ct105001944"/> <text:change-start text:change-id="ct130554792"/>applicantobj.getName1()<text:change-end text:change-id="ct130554792"/> <text:change-start text:change-id="ct105002064"/>applicantobj.getName2()<text:change-end text:change-id="ct105002064"/> a <text:s/>introduit une demande de permis d'urbanisme relative à un bien sis à <text:change-start text:change-id="ct105002184"/>self.getWorkLocationCity()<text:change-end text:change-id="ct105002184"/>, <text:change-start text:change-id="ct130738224"/>self.getWorkLocationStreet()<text:change-end text:change-id="ct130738224"/> n° <text:change-start text:change-id="ct129756704"/>self.getWorkLocationHouseNumber()<text:change-end text:change-id="ct129756704"/>, cadastré section <text:change-start text:change-id="ct130636992"/>self.getPortionOutsText()<text:change-end text:change-id="ct130636992"/>, et ayant pour objet <text:change-start text:change-id="ct130637096"/>self.getWorkType()<text:change-end text:change-id="ct130637096"/>;</text:p>
      <text:p text:style-name="Standard"/>
      <text:p text:style-name="Standard">(1) Considérant que la demande complète de permis a été :</text:p>
      <text:list text:style-name="L1">
        <text:list-item>
          <text:p text:style-name="P2">adressée à l'administration communale par envoi recommandé à la poste contre accusé de réception postal daté du <text:change-start text:change-id="ct130802984"/>self.getEventById('urb-accuse').getEventDate()<text:change-end text:change-id="ct130802984"/>;</text:p>
        </text:list-item>
        <text:list-item>
          <text:p text:style-name="P2">déposée à l'administration communale contre récépissé daté du <text:change-start text:change-id="ct130802832"/>self.getEventById('urb-recepisse').getEventDate()<text:change-end text:change-id="ct130802832"/>;</text:p>
        </text:list-item>
      </text:list>
      <text:p text:style-name="Standard"/>
      <text:p text:style-name="Standard">(2) Considérant qu'un certificat d'urbanisme n° 2 non périmé relatif à l'objet de la demande a été <text:s/>délivré en date du XXX;</text:p>
      <text:p text:style-name="Standard"/>
      <text:p text:style-name="Standard">(1) (2) Considérant que le bien est situé - dans un périmètre - en "<text:change-start text:change-id="ct130810560"/>self.getFolderZone()<text:change-end text:change-id="ct130810560"/>" au plan de secteur de Namur adopté par Arrêté Ministériel du 14 mai 1986, et qui n'a pas cessé de produire ses effets pour le bien précité;</text:p>
      <text:p text:style-name="Standard"/>
      <text:p text:style-name="Standard">(2) Considérant que le bien est situé en "<text:change-start text:change-id="ct130810408"/>self.getFolderZone()<text:change-end text:change-id="ct130810408"/>" dans le périmètre du plan communal <text:s text:c="2"/>d'aménagement <text:change-start text:change-id="ct130810256"/>self.getPCA()<text:change-end text:change-id="ct130810256"/> approuvé par XXX arrêté? du XXX date???, et qui n'a pas cessé de produire ses effets pour le bien précité;</text:p>
      <text:p text:style-name="Standard"/>
      <text:p text:style-name="Standard">(2) Considérant que le bien est situé sur le lot n° _Nnumlot dans le périmètre du lotissement self.getSubdivisionDetails() non périmé autorisé par le Collège des Bourgmestre et Echevins du date lotissement??? XXX;</text:p>
      <text:p text:style-name="Standard"/>
      <text:p text:style-name="Standard">(2) Considérant que le règlement général sur les bâtisses applicable aux zones protégées de <text:s/>certaines communes en matière d'urbanisme est applicable sur le territoire où est situé le bien en vertu de XXX du XXX;</text:p>
      <text:p text:style-name="Standard"/>
      <text:p text:style-name="Standard">(2) Considérant que le règlement général sur les bâtisses en site rural est applicable sur le territoire où est situé le bien en vertu de XXX du XXX;</text:p>
      <text:p text:style-name="Standard"/>
      <text:p text:style-name="Standard">(2) Considérant que le bien est situé en zone XXX au schéma de structure communal adopté par XXX du XXX;</text:p>
      <text:p text:style-name="Standard"/>
      <text:p text:style-name="Standard">(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Standard"/>
      <text:p text:style-name="Standard">(2) Considérant l'arrêté ministériel du XXX faisant entrer la commune en régime de décentralisation en matière d'aménagement du territoire et d'urbanisme;</text:p>
      <text:p text:style-name="Standard"/>
      <text:p text:style-name="Standard">(2) Considérant que les règlements régionaux ou communaux d'urbanisme suivants sont également applicables sur le territoire ou la partie du territoire communal où le bien est situé : XXX;</text:p>
      <text:p text:style-name="Standard"/>
      <text:p text:style-name="Standard">(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Standard"/>
      <text:p text:style-name="Standard">(2) Considérant qu'un certificat de patrimoine non périmé relatif à l'objet de la demande à été délivré en date du XXX;</text:p>
      <text:p text:style-name="Standard"/>
      <text:p text:style-name="Standard">(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Standard"/>
      <text:p text:style-name="Standard">(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Standard"/>
      <text:p text:style-name="Standard">(1) (2) Considérant que la demande de permis se rapporte à un bien situé dans une zone de prise d'eau, de prévention ou de surveillance au sens du décret du 30 avril 1990 relatif à la protection et <text:s/>l'exploitation des eaux souterraines et des eaux potabilisables modifié dernièrement par le décret du 15 avril 1999 relatif au cycle de l'eau et instituant une société publique de gestion de l'eau et par le décret du 12 décembre 2002;</text:p>
      <text:p text:style-name="Standard"/>
      <text:p text:style-name="Standard">(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Standard"/>
      <text:p text:style-name="Standard">(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Standard"/>
      <text:p text:style-name="Standard">(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Standard"/>
      <text:p text:style-name="Standard">(2) Considérant qu'en vertu de l'article 84, § 2, alinéa 2, 3° et alinéa 3 du Code précité, les actes et travaux projetés ne requièrent pas l'avis du fonctionnaire délégué;</text:p>
      <text:p text:style-name="Standard"/>
      <text:p text:style-name="Standard">(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Standard"/>
      <text:p text:style-name="Standard">(1) Considérant que la demande de permis - comprend - ne comprend pas - une notice d'évaluation des incidences sur l'environnement - une étude d'incidences sur l'environnement -;</text:p>
      <text:p text:style-name="Standard"/>
      <text:p text:style-name="Standard">(2) Considérant qu'une étude d'incidences sur l'environnement a été réalisée pour le(s) motif(s) suivant(s) : XXX;</text:p>
      <text:p text:style-name="Standard"/>
      <text:p text:style-name="Standard">(1) (2) Considérant que la demande de permis a été soumise à des mesures particulières de publicité pour le(s) motif(s) suivant(s) :</text:p>
      <text:p text:style-name="Standard">XXX</text:p>
      <text:p text:style-name="Standard">XXX</text:p>
      <text:p text:style-name="Standard">XXX</text:p>
      <text:p text:style-name="Standard">XXX</text:p>
      <text:p text:style-name="Standard">motifs publicité???</text:p>
      <text:p text:style-name="Standard"/>
      <text:p text:style-name="Standard">(1) (2) Considérant XXX réclamation???; <text:s/>qu'une réunion de concertation - a - n'a pas – été organisée;</text:p>
      <text:p text:style-name="Standard"/>
      <text:p text:style-name="Standard">(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Standard"/>
      <text:p text:style-name="Standard">(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Standard"/>
      <text:p text:style-name="Standard">Considérant <text:s/>que seul le Gouvernement ou le Fonctionnaire délégué peut, à titre exceptionnel, accorder des dérogations;</text:p>
      <text:p text:style-name="Standard"/>
      <text:p text:style-name="Standard">(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Standard"/>
      <text:p text:style-name="Standard">(1) (2) Considérant que le service ou commission visé ci-après a été consulté pour le(s) motif(s) suivant(s) :</text:p>
      <text:p text:style-name="Standard">(1) (2) Considérant que les services ou commissions visés ci-après ont été consultés pour le(s) motif(s) suivant(s) :</text:p>
      <text:p text:style-name="Standard"/>
      <table:table table:name="Tableau1" table:style-name="Tableau1">
        <table:table-column table:style-name="Tableau1.A"/>
        <table:table-row>
          <table:table-cell office:value-type="string">
            <text:p text:style-name="Table_20_Contents"><office:annotation><dc:date>2009-08-03T00:00:00</dc:date><text:p>do row for avis in self.getEventById('urb-avis').objectValues()</text:p></office:annotation>- avis.Title() : XXX (motif), que son avis sollicité en date du XXX et transmis en date du XXX est favorable - favorable conditionnel - défavorable - réputé favorable par défaut;</text:p>
          </table:table-cell>
        </table:table-row>
      </table:table>
      <text:p text:style-name="Standard"/>
      <text:p text:style-name="Standard">(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Standard"/>
      <text:p text:style-name="Standard">(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Standard"/>
      <text:p text:style-name="Standard">Le Fonctionnaire délégué,</text:p>
      <text:p text:style-name="Standard"/>
      <text:p text:style-name="Standard">Vu le Code Wallon de l'Aménagement du Territoire, de l'Urbanisme et du Patrimoine en vigueur;</text:p>
      <text:p text:style-name="Standard"/>
      <text:p text:style-name="Standard">Vu le décret du 27 mai 2004 et l'arrêté du Gouvernement Wallon du 17 mars 2005 portant respectivement codification de la partie décrétale et de la partie réglementaire des dispositions du Livre 1er du Code du droit de l'environnement;~</text:p>
      <text:p text:style-name="Standard"/>
      <text:p text:style-name="Standard">(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Standard"/>
      <text:p text:style-name="Standard">(9) Considérant que XXX</text:p>
      <text:p text:style-name="Standard"/>
      <text:p text:style-name="Standard"/>
      <text:p text:style-name="Standard"/>
      <text:p text:style-name="P3">DECIDE :</text:p>
      <text:p text:style-name="Standard"/>
      <text:p text:style-name="Standard">(1) Article 1er. - Le permis d'urbanisme sollicité par applicantobj.getPersonTitle() applicantobj.getName1() applicantobj.getName2() est urbanEventType.getDecision().</text:p>
      <text:p text:style-name="Standard"/>
      <text:p text:style-name="Standard">(5) - Le titulaire du permis devra :</text:p>
      <text:p text:style-name="Standard"/>
      <text:p text:style-name="Standard">(2) 1° respecter toutes les conditions prescrites par l'avis conforme du Fonctionnaire délégué reproduit ci-dessus;</text:p>
      <text:p text:style-name="Standard"/>
      <text:p text:style-name="Standard">(6) 2° (2) (5) (7) Article XXX <text:s/>- Les travaux ou actes permis seront réalisés en XXX phases successives, comme il est précisé ci-après : XXX</text:p>
      <text:p text:style-name="Standard"/>
      <text:p text:style-name="Standard">(2) 3° respecter les conditions supplémentaires émises par le Collège Communal, à savoir :</text:p>
      <text:list text:style-name="L2">
        <text:list-item>
          <text:p text:style-name="P4">les eaux usées seront épurées par une fosse septique susceptible d'accueillir toutes les eaux usées de l'immeuble, en parfait état de fonctionnement avant de rejoindre le collecteur principal;</text:p>
        </text:list-item>
        <text:list-item>
          <text:p text:style-name="P4">toute nouvelle habitation doit etre équipée d'un système séparant les eaux pluviales des eaux urbaines résiduaires (Arrêté du Gouvernement wallon du 3 mars 2005) .</text:p>
        </text:list-item>
        <text:list-item>
          <text:p text:style-name="P4">l'impétrant est également tenu de se conformer à la décision prise par le Collège Communal en séance du 09.12.1996, décidant :</text:p>
        </text:list-item>
      </text:list>
      <text:p text:style-name="Standard"/>
      <text:list text:style-name="L3">
        <text:list-item>
          <text:p text:style-name="P5">équipement obligatoire de chaque lot d'une citerne de 10.000 litres d'eau de pluie;</text:p>
        </text:list-item>
        <text:list-item>
          <text:p text:style-name="P5">installation obligatoire, par immeuble, d'un groupe hydrophore;</text:p>
        </text:list-item>
        <text:list-item>
          <text:p text:style-name="P5">placement de clapets anti-refoulement pour éviter tout dégât en cas de saturation des canalisations d'égouttage.</text:p>
        </text:list-item>
      </text:list>
      <text:list text:style-name="L4">
        <text:list-item>
          <text:p text:style-name="P6">lors de l'installation de cuves à mazout pour le chauffage, il est obligatoire de prévoir un encuvement pour les citernes non enterrées. <text:s/>De plus, un étalonnage périodique sera nécessaire pour constater que les cuves enterrées ne souffrent d'aucune perte.</text:p>
        </text:list-item>
      </text:list>
      <text:p text:style-name="Standard"/>
      <text:p text:style-name="Standard"><text:span text:style-name="T2">Remarque </text:span>: à partir de 3000 litres, il convient d'introduire une demande de déclaration (Classe III) auprès de notre service compétent, avec plan détaillé de la cuvette (pas de sterfput, ni de porte).</text:p>
      <text:p text:style-name="Standard"/>
      <text:p text:style-name="Standard">Expédition de la présente décision est transmise au demandeur et au Fonctionnaire délégué aux fins de l'exercice éventuel par celui-ci de son droit de recours.</text:p>
      <text:p text:style-name="Standard"/>
      <text:p text:style-name="Standard">(5) Article 3 - Le titulaire du permis avertit, par lettre recommandée, le collège des bourgmestre et échevins et le Fonctionnaire délégué du commencement des travaux ou des actes permis, au moins huit jours avant d'entamer ces travaux ou actes.</text:p>
      <text:p text:style-name="Standard"/>
      <text:p text:style-name="Standard">(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Standard"/>
      <text:p text:style-name="Standard"><text:tab/><text:tab/><text:tab/><text:tab/><text:tab/><text:tab/>A SAMBREVILLE, le urbanEventObj.getDecisionDate().strftime('%d/%m/%Y')</text:p>
      <text:p text:style-name="Standard"/>
      <text:p text:style-name="P7"><office:annotation><dc:date>2009-07-28T00:00:00</dc:date><text:p>do text from</text:p><text:p>xhtml(self.portal_urban.getDefaultSignatures())</text:p></office:annotation></text:p>
      <text:p text:style-name="Standard"/>
      <text:p text:style-name="P8">(1) Biffer ou effacer la (les) mention(s) inutile(s).</text:p>
      <text:p text:style-name="P8">(2) A biffer ou effacer si ce n'est pas le cas.</text:p>
      <text:p text:style-name="P8">(3) Indiquer les prescriptions du plan de secteur, du plan communal d'aménagement, du permis de <text:s/>lotir, du règlement régional ou communal d'urbanisme auxquelles la demande de permis déroge.</text:p>
      <text:p text:style-name="P8">(4) A compléter par un ou plusieurs tirets s'il y a lieu.</text:p>
      <text:p text:style-name="P8">(5) A biffer ou effacer si le permis n'est pas délivré.</text:p>
      <text:p text:style-name="P8">(6) A compléter, le cas échéant, par le collège des bourgmestre et échevins.</text:p>
      <text:p text:style-name="P8">(7) Indiquer pour chaque phase autre que la première, le point de départ du délai de péremption.</text:p>
      <text:p text:style-name="P8">(8) A n'utiliser que dans les cas visés à l'article 88 du Code précité.</text:p>
      <text:p text:style-name="P8">(9) Indiquer les considérations de droit et de fait servant de fondement à la décision.</text:p>
      <text:p text:style-name="P8"/>
      <text:p text:style-name="Standard"/>
      <text:p text:style-name="P9">EXTRAITS DU CODE WALLON DE L'AMENAGEMENT DU TERRITOIRE, DE L'URBANISME ET DU PATRIMOINE</text:p>
      <text:p text:style-name="Standard"/>
      <text:p text:style-name="P10">(1) VOIES DE RECOURS</text:p>
      <text:p text:style-name="Standard"/>
      <text:p text:style-name="Standard">Art. 119. § 1er. <text:s/>Le demandeur peut introduire un recours motivé auprès du Gouvernement par envoi recommandé à la poste dans les trente jours de la réception de la décision du collège des bourgmestre et échevins.</text:p>
      <text:p text:style-name="Standard">Est jointe au recours une copie des plans de la demande de permis et de la décision dont recours. <text:s/>Les délais d'instruction et de décision ne commencent à courir qu'à dater de la réception de cette copie.</text:p>
      <text:p text:style-name="Standard">§ 2. <text:s/>Dans les cas visés à l'article 108, le recours est introduit auprès du Gouvernement par le fonctionnaire délégué dans les trente jours de la réception de la décision du collège des bourgmestre et échevins.</text:p>
      <text:p text:style-name="Standard"/>
      <text:p text:style-name="Standard">Art. 452/13. <text:s/>Les recours visés à l'article 119 sont introduits par envoi recommandé à la poste, à l'adresse du directeur général de la direction générale de l'aménagement du territoire, du logement et du patrimoine.</text:p>
      <text:p text:style-name="Standard">Le demandeur qui introduit un recours renseigne dans la lettre la date à laquelle il a reçu la décision du collège des bourgmestre et échevins.</text:p>
      <text:p text:style-name="Standard"/>
      <text:p text:style-name="Standard">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Standard"/>
      <text:p text:style-name="Standard">Art. 108. § 1er. <text:s/>Le fonctionnaire délégué introduit auprès du Gouvernement le recours motivé visé à l'article 119, § 2, alinéa 2, si la procédure a été irrégulière ou si le permis n'est pas conforme :</text:p>
      <text:p text:style-name="Standard">1° au plan de secteur, s'il n'existe ni plan communal d'aménagement ni permis de lotir;</text:p>
      <text:p text:style-name="Standard">2° au plan communal ou au permis de lotir;</text:p>
      <text:p text:style-name="Standard">3° au règlement communal d'urbanisme ou à un règlement régional d'urbanisme;</text:p>
      <text:p text:style-name="Standard">4° à la loi du 12 juillet 1956 établissant le statut des autoroutes et aux plans parcellaires approuvés par le Gouvernement en vertu de l'article 6 de cette loi;</text:p>
      <text:p text:style-name="Standard">5° à la dérogation accordée en application des articles 110 à 113. <text:s/>Il précise la nature de l'irrégularité dans la procédure ou la disposition à laquelle le permis n'est pas conforme.</text:p>
      <text:p text:style-name="Standard"/>
      <text:p text:style-name="Standard">§ 2. <text:s/>Le fonctionnaire délégué peut également introduire un recours motivé auprès du Gouvernement :</text:p>
      <text:p text:style-name="Standard">1° lorsque la décision du collège des bourgmestre et échevins est divergente de l'avis émis par la Commission communale dans le cadre d'une consultation obligatoire de celle-ci;</text:p>
      <text:p text:style-name="Standard">2° en l'absence de Commission communale, lorsqu'à l'occasion de l'enquête publique organisée en application du présent Code, soit :</text:p>
      <text:list text:style-name="L5">
        <text:list-item>
          <text:p text:style-name="P11">vingt-cinq personnes inscrites au registre de la population de la commune où le projet est situé s'il s'agit d'une commune comptant moins de dix mille habitants;</text:p>
        </text:list-item>
        <text:list-item>
          <text:p text:style-name="P11">cinquante <text:s/>personnes inscrites au registre de la population de la commune où le projet est situé s'il s'agit d'une commune comptant de dix mille à vingt-cinq mille habitants;</text:p>
        </text:list-item>
        <text:list-item>
          <text:p text:style-name="P11">cent personnes inscrites au registre de la population de la commune où le projet est situé s'il s'agit d'une commune comptant de vingt-cinq mille à cinquante mille habitants;</text:p>
        </text:list-item>
        <text:list-item>
          <text:p text:style-name="P11">deux cents personnes inscrites au registre de la population de la commune où le projet est situé s'il s'agit d'une commune comptant de cinquante mille à cent mille habitants;</text:p>
        </text:list-item>
        <text:list-item>
          <text:p text:style-name="P11">trois cents personnes inscrites au registre de la population de la commune où le projet est situé s'il s'agit d'une commune comptant plus de cent mille habitants;</text:p>
        </text:list-item>
        <text:list-item>
          <text:p text:style-name="P11">ont émis des observations individuelles et motivées relatives au projet <text:s/>durant ladite enquête et que ces observations ne sont pas rencontrées par la décision du collège;</text:p>
        </text:list-item>
      </text:list>
      <text:p text:style-name="Standard"/>
      <text:p text:style-name="Standard">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Standard"/>
      <text:p text:style-name="P10">2) SUSPENSION DU PERMIS</text:p>
      <text:p text:style-name="Standard"/>
      <text:p text:style-name="Standard">Art. 119. § 2. <text:s/>Le recours du fonctionnaire délégué, de même que le délai pour former recours, est suspensif. <text:s/>Il est adressé simultanément au demandeur et au collège des bourgmestre et échevins.</text:p>
      <text:p text:style-name="Standard"/>
      <text:p text:style-name="P10">3) AFFICHAGE DU PERMIS</text:p>
      <text:p text:style-name="Standard"/>
      <text:p text:style-name="Standard">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Standard"/>
      <text:p text:style-name="P10">4) PEREMPTION DU PERMIS</text:p>
      <text:p text:style-name="Standard"/>
      <text:p text:style-name="Standard">Art. 87. § 1er. <text:s/>Si, dans les deux ans de l'envoi du permis d'urbanisme, le bénéficiaire n'a pas commencé les travaux de manière significative, le permis est périmé.</text:p>
      <text:p text:style-name="Standard">§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Standard">La péremption du permis s'opère de plein droit.~</text:p>
      <text:p text:style-name="Standard"/>
      <text:p text:style-name="P10">5) PROROGATION DU PERMIS</text:p>
      <text:p text:style-name="Standard"/>
      <text:p text:style-name="Standard">Art. 87. § 3. <text:s/>A la demande du bénéficiaire du permis d'urbanisme, celui-ci est prorogé pour une période d'un an. <text:s/>Cette demande est introduite trente jours avant l'expiration du délai de péremption visé à l'article 87, § 1er.</text:p>
      <text:p text:style-name="Standard">La <text:s/>prorogation est accordée par le collège des bourgmestre et échevins.</text:p>
      <text:p text:style-name="Standard"/>
      <text:p text:style-name="P10">6) CERTIFICATION DE LA CONFORMITE DES TRAVAUX</text:p>
      <text:p text:style-name="Standard"/>
      <text:p text:style-name="Standard">Art. 139. § 1er. <text:s/>Le bénéficiaire du permis doit faire vérifier la conformité de l'état du bien au permis au plus tard dans les six mois qui suivent l'expiration du délai prévu à l'article 87, § <text:s/>2, ou préalablement à une cession.</text:p>
      <text:p text:style-name="Standard">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Standard">§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Standard">Dans tous les cas, la vérification est aux frais du bénéficiaire du permis ou du cédant.</text:p>
      <text:p text:style-name="Standard"/>
      <text:p text:style-name="P10">7) DISPOSITIONS PARTICULIERES APPLICABLES AUX CONSTRUCTIONS GROUPEES</text:p>
      <text:p text:style-name="Standard"/>
      <text:p text:style-name="Standard">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Standard">1° à un certificat délivré dans les conditions visées à l'article 95, alinéa 1er;</text:p>
      <text:p text:style-name="Standard">2° à un acte de division dressé par le notaire fixant les prescriptions urbanistiques de l'ensemble et les modalités de gestion des parties communes.</text:p>
      <text:p text:style-name="Standard">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9-08-03T09:07:03</meta:creation-date>
    <dc:date>2009-08-03T11:56:08</dc:date>
    <dc:language>fr-FR</dc:language>
    <meta:editing-cycles>5</meta:editing-cycles>
    <meta:editing-duration>PT2H49M5S</meta:editing-duration>
    <meta:user-defined meta:name="Info 1"/>
    <meta:user-defined meta:name="Info 2"/>
    <meta:user-defined meta:name="Info 3"/>
    <meta:user-defined meta:name="Info 4"/>
    <meta:document-statistic meta:table-count="1" meta:image-count="0" meta:object-count="0" meta:page-count="9" meta:paragraph-count="136" meta:word-count="3557" meta:character-count="22509"/>
  </office:meta>
</office:document-meta>
</file>